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Geneva" svg:font-family="Genev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o1" style:family="table">
      <style:table-properties style:width="15.332cm" fo:margin-left="-0.026cm" fo:margin-top="0cm" fo:margin-bottom="0cm" table:align="left" style:writing-mode="lr-tb"/>
    </style:style>
    <style:style style:name="Tabelo1.A" style:family="table-column">
      <style:table-column-properties style:column-width="10.276cm"/>
    </style:style>
    <style:style style:name="Tabelo1.B" style:family="table-column">
      <style:table-column-properties style:column-width="2.468cm"/>
    </style:style>
    <style:style style:name="Tabelo1.C" style:family="table-column">
      <style:table-column-properties style:column-width="2.588cm"/>
    </style:style>
    <style:style style:name="Tabelo1.1" style:family="table-row">
      <style:table-row-properties fo:keep-together="auto"/>
    </style:style>
    <style:style style:name="Tabelo1.A1" style:family="table-cell">
      <style:table-cell-properties fo:padding="0.026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Genev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Genev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212cm" fo:margin-bottom="0.212cm" loext:contextual-spacing="false" fo:text-align="justify" style:justify-single-word="false" fo:orphans="0" fo:widows="0"/>
    </style:style>
    <style:style style:name="P5" style:family="paragraph" style:parent-style-name="Standard">
      <style:paragraph-properties fo:margin-top="0.212cm" fo:margin-bottom="0.212cm" loext:contextual-spacing="false" fo:text-align="justify" style:justify-single-word="false" fo:orphans="0" fo:widows="0"/>
      <style:text-properties fo:color="#000000" style:font-name="Arial1" fo:font-size="10pt" style:font-size-asian="10pt" style:font-name-complex="Arial2" style:font-size-complex="10pt"/>
    </style:style>
    <style:style style:name="P6" style:family="paragraph" style:parent-style-name="Standard">
      <style:paragraph-properties fo:margin-top="0cm" fo:margin-bottom="0.212cm" loext:contextual-spacing="false" fo:orphans="0" fo:widows="0"/>
      <style:text-properties style:font-name="Times" style:font-name-complex="Times1"/>
    </style:style>
    <style:style style:name="P7" style:family="paragraph" style:parent-style-name="Normal_20__28_Web_29_">
      <style:text-properties style:font-name="Arial1" fo:font-size="10pt" style:font-size-asian="10pt" style:font-name-complex="Arial2" style:font-size-complex="10pt"/>
    </style:style>
    <style:style style:name="P8" style:family="paragraph" style:parent-style-name="Standard" style:master-page-name="Standard">
      <style:paragraph-properties fo:margin-top="0cm" fo:margin-bottom="0.176cm" loext:contextual-spacing="false" fo:text-align="center" style:justify-single-word="false" fo:orphans="0" fo:widows="0" style:page-number="auto"/>
      <style:text-properties style:font-name="Arial1" fo:font-weight="bold" style:font-weight-asian="bold" style:font-name-complex="Arial2" style:font-weight-complex="bold"/>
    </style:style>
    <style:style style:name="P9" style:family="paragraph" style:parent-style-name="Standard">
      <style:text-properties style:font-name="Geneva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font-name="Arial1" fo:font-size="11pt" style:font-size-asian="11pt" style:font-name-complex="Arial2" style:font-size-complex="10pt"/>
    </style:style>
    <style:style style:name="T2" style:family="text">
      <style:text-properties fo:color="#000000" style:font-name="Arial1" fo:font-size="11pt" officeooo:rsid="0011cfa2" style:font-size-asian="11pt" style:font-name-complex="Arial2" style:font-size-complex="10pt"/>
    </style:style>
    <style:style style:name="T3" style:family="text">
      <style:text-properties fo:color="#000000" style:font-name="Arial1" fo:font-size="11pt" officeooo:rsid="001592b2" style:font-size-asian="11pt" style:font-name-complex="Arial2" style:font-size-complex="10pt"/>
    </style:style>
    <style:style style:name="T4" style:family="text">
      <style:text-properties fo:color="#000000" style:font-name="Arial1" fo:font-size="11pt" style:text-underline-style="none" style:font-size-asian="11pt" style:font-name-complex="Arial2" style:font-size-complex="10pt"/>
    </style:style>
    <style:style style:name="T5" style:family="text">
      <style:text-properties fo:color="#000000" style:font-name="Arial1" fo:font-size="11pt" style:text-underline-style="none" officeooo:rsid="0011cfa2" style:font-size-asian="11pt" style:font-name-complex="Arial2" style:font-size-complex="10pt"/>
    </style:style>
    <style:style style:name="T6" style:family="text">
      <style:text-properties fo:color="#000000" style:font-name="Arial1" fo:font-size="11pt" style:text-underline-style="none" officeooo:rsid="00152f4b" style:font-size-asian="11pt" style:font-name-complex="Arial2" style:font-size-complex="10pt"/>
    </style:style>
    <style:style style:name="T7" style:family="text">
      <style:text-properties fo:color="#000000" style:font-name="Arial1" fo:font-size="11pt" style:text-underline-style="none" officeooo:rsid="001592b2" style:font-size-asian="11pt" style:font-name-complex="Arial2" style:font-size-complex="10pt"/>
    </style:style>
    <style:style style:name="T8" style:family="text">
      <style:text-properties style:font-name="Geneva" fo:font-size="10pt" fo:font-weight="bold" style:font-size-asian="10pt" style:font-weight-asian="bold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formed consent by subjects to participate in a research study</text:p>
      <text:p text:style-name="P4"><text:span text:style-name="T1">I have read the information presented in the information letter about a study being conducted by </text:span><text:span text:style-name="T2">Tobias Bernard</text:span><text:span text:style-name="T1"> at TU Berlin. I understand that I will be participating in a research project in exploring various </text:span><text:span text:style-name="T2">Virtual Reality interfaces</text:span><text:span text:style-name="T1">, and that I will be engaging in a study and the procedures are described in the attached letter of information. I have had the opportunity to ask any questions related to this study, to receive satisfactory answers to my questions, and any additional details I wanted.</text:span></text:p>
      <text:p text:style-name="P4"><text:span text:style-name="T1">I am aware that </text:span><text:span text:style-name="T2">the </text:span><text:span text:style-name="T1">following data is recorded for later analysis: questionnaires and input data from the </text:span><text:span text:style-name="T2">VR headset and controller</text:span><text:span text:style-name="T1"> I am using. I hereby confirm that all data can be saved and used for scientific analysis in an anonymized way. I am aware that I may allow excerpts from the conversational data from this study to be included in teaching, scientific presentations and/or publications, with the understanding that any quotations will be anonymous.</text:span></text:p>
      <text:p text:style-name="P4"><text:span text:style-name="T1">I am aware that my participation is voluntary and that I may withdraw my consent for any of the above statements or withdraw my study participation at any time without penalty by advising the researcher. I was informed that if I have any comments or concerns resulting from my participation in this study, I may contact </text:span><text:span text:style-name="T2">Tobias Bernard </text:span><text:span text:style-name="T1">(</text:span><text:span text:style-name="T3">hi@</text:span><text:span text:style-name="T2">tobias</text:span><text:span text:style-name="T7">b</text:span><text:span text:style-name="T5">ernard.</text:span><text:span text:style-name="T7">co</text:span><text:span text:style-name="T5">m</text:span><text:span text:style-name="T1">).</text:span></text:p>
      <text:p text:style-name="P5"/>
      <table:table table:name="Tabelo1" table:style-name="Tabelo1">
        <table:table-column table:style-name="Tabelo1.A"/>
        <table:table-column table:style-name="Tabelo1.B"/>
        <table:table-column table:style-name="Tabelo1.C"/>
        <table:table-row table:style-name="Tabelo1.1">
          <table:table-cell table:style-name="Tabelo1.A1" office:value-type="string">
            <text:p text:style-name="P2"/>
          </table:table-cell>
          <table:table-cell table:style-name="Tabelo1.A1" table:number-columns-spanned="2" office:value-type="string">
            <text:p text:style-name="P1"><text:span text:style-name="T8">Please</text:span> <text:span text:style-name="T8">Circle One</text:span></text:p>
          </table:table-cell>
          <table:covered-table-cell/>
        </table:table-row>
        <table:table-row table:style-name="Tabelo1.1">
          <table:table-cell table:style-name="Tabelo1.A1" office:value-type="string">
            <text:p text:style-name="P2"/>
            <text:p text:style-name="P2">With full knowledge of all foregoing, I agree, of my own free will, to participate in this study.</text:p>
            <text:p text:style-name="Standard"/>
          </table:table-cell>
          <table:table-cell table:style-name="Tabelo1.A1" office:value-type="string">
            <text:p text:style-name="P3"/>
            <text:p text:style-name="P3">YES</text:p>
          </table:table-cell>
          <table:table-cell table:style-name="Tabelo1.A1" office:value-type="string">
            <text:p text:style-name="P2"/>
            <text:p text:style-name="P3">NO</text:p>
          </table:table-cell>
        </table:table-row>
        <table:table-row table:style-name="Tabelo1.1">
          <table:table-cell table:style-name="Tabelo1.A1" office:value-type="string">
            <text:p text:style-name="P2">I agree that my data is recorded</text:p>
            <text:p text:style-name="Standard"/>
          </table:table-cell>
          <table:table-cell table:style-name="Tabelo1.A1" office:value-type="string">
            <text:p text:style-name="P3">YES</text:p>
          </table:table-cell>
          <table:table-cell table:style-name="Tabelo1.A1" office:value-type="string">
            <text:p text:style-name="P3">NO</text:p>
          </table:table-cell>
        </table:table-row>
        <table:table-row table:style-name="Tabelo1.1">
          <table:table-cell table:style-name="Tabelo1.A1" office:value-type="string">
            <text:p text:style-name="Standard"><text:span text:style-name="T8">I agree to let my conversation during the study be directly quoted, anonymously, in presentation of the research results</text:span> </text:p>
            <text:p text:style-name="Standard"/>
          </table:table-cell>
          <table:table-cell table:style-name="Tabelo1.A1" office:value-type="string">
            <text:p text:style-name="P3"/>
            <text:p text:style-name="P3">YES</text:p>
          </table:table-cell>
          <table:table-cell table:style-name="Tabelo1.A1" office:value-type="string">
            <text:p text:style-name="P3"/>
            <text:p text:style-name="P3">NO</text:p>
          </table:table-cell>
        </table:table-row>
      </table:table>
      <text:p text:style-name="P7"/>
      <text:p text:style-name="P7">Participant Name: ______________________________________________________ </text:p>
      <text:p text:style-name="P7"/>
      <text:p text:style-name="P7">Participant Signature: ___________________________________________________</text:p>
      <text:p text:style-name="P7"/>
      <text:p text:style-name="P7"><text:bookmark text:name="_GoBack"/>Date: ________________________________________________________________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Geneva" svg:font-family="Genev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Lindlbauer</meta:initial-creator>
    <meta:editing-cycles>8</meta:editing-cycles>
    <meta:creation-date>2014-08-22T16:53:00</meta:creation-date>
    <dc:date>2017-10-06T16:59:11.673575380</dc:date>
    <meta:editing-duration>PT3M35S</meta:editing-duration>
    <meta:generator>LibreOffice/5.4.1.2.0$Linux_X86_64 LibreOffice_project/40m0$Build-2</meta:generator>
    <meta:document-statistic meta:table-count="1" meta:image-count="0" meta:object-count="0" meta:page-count="1" meta:paragraph-count="17" meta:word-count="290" meta:character-count="1886" meta:non-whitespace-character-count="1611"/>
    <meta:user-defined meta:name="AppVersion">14.0000</meta:user-defined>
    <meta:user-defined meta:name="Company">TU Ber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